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indent="0in" style:auto-text-indent="false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5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officeooo:paragraph-rsid="000a12d4" style:font-size-asian="12.25pt" style:font-size-complex="14pt"/>
    </style:style>
    <style:style style:name="P7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8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officeooo:paragraph-rsid="000a12d4" style:font-size-asian="12.25pt" style:font-size-complex="14pt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5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9b8c2" style:font-size-asian="12.25pt" style:font-size-complex="14pt"/>
    </style:style>
    <style:style style:name="T2" style:family="text">
      <style:text-properties officeooo:rsid="0008994e"/>
    </style:style>
    <style:style style:name="T3" style:family="text">
      <style:text-properties officeooo:rsid="0009b8c2"/>
    </style:style>
    <style:style style:name="T4" style:family="text">
      <style:text-properties officeooo:rsid="000a12d4"/>
    </style:style>
    <style:style style:name="T5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7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9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0" svg:x1="1.224in" svg:y1="10.8531in" svg:x2="1.2248in" svg:y2="11.4354in">
          <text:p/>
        </draw:line>
        <draw:line draw:style-name="gr2" draw:text-style-name="P10" svg:x1="0.8354in" svg:y1="10.8488in" svg:x2="8.0248in" svg:y2="10.8488in">
          <text:p/>
        </draw:line>
        <draw:line draw:style-name="gr2" draw:text-style-name="P10" svg:x1="1.6173in" svg:y1="10.8531in" svg:x2="1.6181in" svg:y2="11.4354in">
          <text:p/>
        </draw:line>
        <draw:line draw:style-name="gr2" draw:text-style-name="P10" svg:x1="2.6012in" svg:y1="10.8531in" svg:x2="2.602in" svg:y2="11.4354in">
          <text:p/>
        </draw:line>
        <draw:line draw:style-name="gr2" draw:text-style-name="P10" svg:x1="3.1909in" svg:y1="10.8587in" svg:x2="3.1917in" svg:y2="11.4354in">
          <text:p/>
        </draw:line>
        <draw:line draw:style-name="gr2" draw:text-style-name="P10" svg:x1="3.5854in" svg:y1="10.8531in" svg:x2="3.5862in" svg:y2="11.4299in">
          <text:p/>
        </draw:line>
        <draw:line draw:style-name="gr2" draw:text-style-name="P10" svg:x1="7.6382in" svg:y1="10.8531in" svg:x2="7.6398in" svg:y2="11.4354in">
          <text:p/>
        </draw:line>
        <draw:line draw:style-name="gr3" draw:text-style-name="P10" svg:x1="0.8354in" svg:y1="11.0445in" svg:x2="3.5791in" svg:y2="11.0453in">
          <text:p/>
        </draw:line>
        <draw:line draw:style-name="gr2" draw:text-style-name="P10" svg:x1="0.8354in" svg:y1="11.2433in" svg:x2="3.5791in" svg:y2="11.2433in">
          <text:p/>
        </draw:line>
        <draw:line draw:style-name="gr3" draw:text-style-name="P10" svg:x1="7.6425in" svg:y1="11.0472in" svg:x2="8.0276in" svg:y2="11.0472in">
          <text:p/>
        </draw:line>
        <draw:frame draw:style-name="gr4" draw:text-style-name="P12" svg:width="0.3594in" svg:height="0.1713in" svg:x="0.85in" svg:y="11.2512in">
          <draw:text-box>
            <text:p text:style-name="P11"><text:span text:style-name="T5">Изм.</text:span></text:p>
          </draw:text-box>
        </draw:frame>
        <draw:frame draw:style-name="gr4" draw:text-style-name="P12" svg:width="0.3598in" svg:height="0.1713in" svg:x="1.2398in" svg:y="11.2512in">
          <draw:text-box>
            <text:p text:style-name="P11"><text:span text:style-name="T5">Лист</text:span></text:p>
          </draw:text-box>
        </draw:frame>
        <draw:frame draw:style-name="gr4" draw:text-style-name="P12" svg:width="0.9248in" svg:height="0.1713in" svg:x="1.6472in" svg:y="11.2512in">
          <draw:text-box>
            <text:p text:style-name="P11"><text:span text:style-name="T5">№ </text:span><text:span text:style-name="T5">докум.</text:span></text:p>
          </draw:text-box>
        </draw:frame>
        <draw:frame draw:style-name="gr4" draw:text-style-name="P14" svg:width="0.5531in" svg:height="0.1713in" svg:x="2.6236in" svg:y="11.2512in">
          <draw:text-box>
            <text:p text:style-name="P13"><text:span text:style-name="T5">Подпись</text:span></text:p>
          </draw:text-box>
        </draw:frame>
        <draw:frame draw:style-name="gr4" draw:text-style-name="P12" svg:width="0.3598in" svg:height="0.1713in" svg:x="3.2087in" svg:y="11.2512in">
          <draw:text-box>
            <text:p text:style-name="P11"><text:span text:style-name="T5">Дата</text:span></text:p>
          </draw:text-box>
        </draw:frame>
        <draw:frame draw:style-name="gr4" draw:text-style-name="P12" svg:width="0.3598in" svg:height="0.1717in" svg:x="7.6535in" svg:y="10.8685in">
          <draw:text-box>
            <text:p text:style-name="P11"><text:span text:style-name="T5">Лист</text:span></text:p>
          </draw:text-box>
        </draw:frame>
        <draw:frame draw:style-name="gr4" draw:text-style-name="P12" svg:width="0.3598in" svg:height="0.2358in" svg:x="7.6535in" svg:y="11.1248in">
          <draw:text-box>
            <text:p text:style-name="P11"><text:span text:style-name="T6">2</text:span></text:p>
          </draw:text-box>
        </draw:frame>
        <draw:frame draw:style-name="gr4" draw:text-style-name="P15" svg:width="3.9862in" svg:height="0.2685in" svg:x="3.6197in" svg:y="11.0055in">
          <draw:text-box>
            <text:p text:style-name="P11"><text:span text:style-name="T7">КП-АПИ(Ф)НГТУ-210200.65-(АВР09-1)-08-14</text:span></text:p>
          </draw:text-box>
        </draw:frame>
      </draw:g>
      <text:p text:style-name="P4"/>
      <text:p text:style-name="P2"><text:tab/><text:span text:style-name="T3">1 </text:span><text:span text:style-name="T1">Анализ исходных данных</text:span></text:p>
      <text:p text:style-name="P5"><text:tab/><text:span text:style-name="T3">1.1 Назначение проектируемого устройства.</text:span></text:p>
      <text:p text:style-name="P3"><text:tab/><text:span text:style-name="T3">Модуль процессора выполняет следующие функции:</text:span></text:p>
      <text:p text:style-name="P3"><text:tab/>– <text:span text:style-name="T3">прием информации с измерительных каналов вычислителя по интерфейсу RS-485;</text:span></text:p>
      <text:p text:style-name="P3"><text:tab/>– <text:span text:style-name="T3">вычисление параметров;</text:span></text:p>
      <text:p text:style-name="P3"><text:tab/>– <text:span text:style-name="T3">вывод параметров на ЖК-индикатор;</text:span></text:p>
      <text:p text:style-name="P3"><text:tab/>– <text:span text:style-name="T3">отсчет текущего времени и времени наработки вычислителя;</text:span></text:p>
      <text:p text:style-name="P5"><text:tab/>– <text:span text:style-name="T3">вывод информации на ЭВМ, принтер по интерфейсу RS-232;</text:span></text:p>
      <text:p text:style-name="P6"><text:tab/><text:span text:style-name="T4">1.2 Принцип работы устройства</text:span><text:tab/></text:p>
      <text:p text:style-name="P8"><text:tab/><text:span text:style-name="T4">Основой вычислителя является микропроцессор MSP430P337A, однократно программируемый восьмиразрядный процессор с памятью 32 килобайта</text:span>. <text:span text:style-name="T4">Максимальная тактовая частота микропроцессора равна 3,3 МГц. Передача информации на двадцати разрядный ЖК-дисплей осуществляется через порты S2-S12. Архив и необходимые для вычисления данные хранятся в микросхемах DD4-DD6 (flash-память). При выключении питания данные сохраняются. Для вычисления также используется flash ОЗУ DD2. Часы реального времени реализованы на микросхеме DD7, которая имеет собственный источник питания – литиевую батарею. Схема управления питанием реализована на микросхеме DA3 и транзисторе VT3. При уменьшении напряжения питания до величины 4,26 В производится выключение питания всех используемых микросхем для исключения потери данных. На микросхеме DD1 реализована гальваническая развязка интерфейса RS-485. Оптрон DA2 реализует гальваническую развязку интерфейса RS-232 импульсных входов.</text:span></text:p>
      <text:p text:style-name="P3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03T16:14:06.404792156</dc:date>
    <meta:editing-duration>PT35M29S</meta:editing-duration>
    <meta:editing-cycles>11</meta:editing-cycles>
    <meta:generator>LibreOffice/4.1.4.2$Linux_X86_64 LibreOffice_project/410m0$Build-2</meta:generator>
    <meta:document-statistic meta:table-count="0" meta:image-count="0" meta:object-count="0" meta:page-count="1" meta:paragraph-count="11" meta:word-count="159" meta:character-count="1354" meta:non-whitespace-character-count="1187"/>
  </office:meta>
</office:document-meta>
</file>